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000000200FF54F853.jpg" manifest:media-type="image/jpeg"/>
  <manifest:file-entry manifest:full-path="Pictures/1000000000000008000000083796B955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6f0f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18cm" svg:stroke-color="#ffffff" draw:marker-start-width="0.227cm" draw:marker-end-width="0.227cm" svg:stroke-opacity="0%" draw:stroke-linejoin="round" svg:stroke-linecap="round" draw:fill="solid" draw:fill-color="#bc0f26" draw:opacity="100%" draw:textarea-horizontal-align="justify" draw:textarea-vertical-align="middle" draw:auto-grow-height="false" fo:min-height="29.802cm" fo:min-width="64.701cm" fo:padding-top="0.134cm" fo:padding-bottom="0.134cm" fo:padding-left="0.259cm" fo:padding-right="0.259cm" loext:decorative="false"/>
    </style:style>
    <style:style style:name="gr2" style:family="graphic" style:parent-style-name="standard">
      <style:graphic-properties svg:stroke-color="#000000" svg:stroke-opacity="0%" draw:stroke-linejoin="miter" svg:stroke-linecap="round" draw:fill-color="#e6f0f0" draw:textarea-horizontal-align="justify" draw:textarea-vertical-align="middle" draw:auto-grow-height="false" fo:min-height="59.161cm" fo:min-width="18.579cm" fo:wrap-option="wrap" loext:decorative="false"/>
    </style:style>
    <style:style style:name="gr3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="solid" draw:fill-color="#bc0f26" draw:opacity="100%"/>
      <style:paragraph-properties fo:text-align="center"/>
    </style:style>
    <style:style style:name="P2" style:family="paragraph">
      <loext:graphic-properties draw:fill-color="#e6f0f0"/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68.683cm" svg:height="33.534cm" svg:x="19.077cm" svg:y="-9.5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809.335282870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9.079cm" svg:height="59.411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Black_20_0_20_Degrees" draw:display-name="Black 0 Degrees" draw:style="single" draw:color="#000000" draw:distance="0.102cm" draw:rotation="0"/>
    <draw:fill-image draw:name="_35__20_Percent" draw:display-name="5 Percent" xlink:href="Pictures/1000000000000008000000083796B955.png" xlink:type="simple" xlink:show="embed" xlink:actuate="onLoad"/>
    <draw:fill-image draw:name="Painted_20_White" draw:display-name="Painted White" xlink:href="Pictures/100000000000020000000200FF54F853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1.88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0.69999694824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508cm" fo:margin-bottom="0cm" fo:text-indent="0cm"/>
      <style:text-properties fo:font-size="105.5999984741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1.13cm" fo:margin-bottom="0cm" fo:text-indent="0cm"/>
      <style:text-properties fo:font-size="90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754cm" fo:margin-bottom="0cm" fo:text-indent="0cm"/>
      <style:text-properties fo:font-size="75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377cm" fo:margin-bottom="0cm" fo:text-indent="0cm"/>
      <style:text-properties fo:font-size="75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377cm" fo:margin-bottom="0cm" fo:text-indent="0cm"/>
      <style:text-properties fo:font-size="75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377cm" fo:margin-bottom="0cm" fo:text-indent="0cm"/>
      <style:text-properties fo:font-size="75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377cm" fo:margin-bottom="0cm" fo:text-indent="0cm"/>
      <style:text-properties fo:font-size="75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377cm" fo:margin-bottom="0cm" fo:text-indent="0cm"/>
      <style:text-properties fo:font-size="75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65.89999389648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84.125cm" fo:page-height="59.41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355cm" svg:x="1cm" svg:y="3.095cm"/>
      <draw:page-thumbnail draw:layer="backgroundobjects" svg:width="8.999cm" svg:height="6.355cm" svg:x="1cm" svg:y="11.671cm"/>
      <draw:page-thumbnail draw:layer="backgroundobjects" svg:width="8.999cm" svg:height="6.355cm" svg:x="1cm" svg:y="20.247cm"/>
      <draw:page-thumbnail draw:layer="backgroundobjects" svg:width="8.999cm" svg:height="6.355cm" svg:x="11cm" svg:y="3.095cm"/>
      <draw:page-thumbnail draw:layer="backgroundobjects" svg:width="8.999cm" svg:height="6.355cm" svg:x="11cm" svg:y="11.671cm"/>
      <draw:page-thumbnail draw:layer="backgroundobjects" svg:width="8.999cm" svg:height="6.355cm" svg:x="11cm" svg:y="20.247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75.71cm" svg:height="9.917cm" svg:x="4.205cm" svg:y="2.368cm" presentation:class="title" presentation:placeholder="true">
        <draw:text-box/>
      </draw:frame>
      <draw:frame presentation:style-name="Default-outline1" draw:layer="backgroundobjects" svg:width="75.71cm" svg:height="34.455cm" svg:x="4.205cm" svg:y="13.899cm" presentation:class="outline" presentation:placeholder="true">
        <draw:text-box/>
      </draw:frame>
      <draw:frame presentation:style-name="Mpr1" draw:text-style-name="MP2" draw:layer="backgroundobjects" svg:width="19.598cm" svg:height="4.093cm" svg:x="4.205cm" svg:y="54.12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26.664cm" svg:height="4.093cm" svg:x="28.769cm" svg:y="54.12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19.598cm" svg:height="4.093cm" svg:x="60.316cm" svg:y="54.12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3T14:18:29.975613242</meta:creation-date>
    <dc:date>2025-11-23T14:53:39.472674457</dc:date>
    <meta:editing-duration>PT1M59S</meta:editing-duration>
    <meta:editing-cycles>1</meta:editing-cycles>
    <meta:document-statistic meta:object-count="25"/>
    <meta:generator>LibreOffice/24.2.7.2$Linux_X86_64 LibreOffice_project/420$Build-2</meta:generator>
  </office:meta>
</office:document-meta>
</file>